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6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CABALLERO CANTO ELSA MERCEDES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5652176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ANGO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9102515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CABALLERO CCANTO, ELSA MERCEDES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5652176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9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4</text:p>
          </table:table-cell>
          <table:table-cell table:style-name="Tableau1.A2" office:value-type="string">
            <text:p text:style-name="P7">600</text:p>
          </table:table-cell>
          <table:table-cell table:style-name="Tableau1.D2" office:value-type="string">
            <text:p text:style-name="P8">1440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6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65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1.7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7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78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6/11/2021</text:p>
          </table:table-cell>
          <table:table-cell table:style-name="Tabla2.A3" office:value-type="string">
            <text:p text:style-name="P22">148856</text:p>
          </table:table-cell>
          <table:table-cell table:style-name="Tabla2.D3" office:value-type="string">
            <text:p text:style-name="P23">172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19/11/2021</text:p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>6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13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3T14:59:26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